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D0000014F0C2C885B3BDA6F75.png" manifest:media-type="image/png"/>
  <manifest:file-entry manifest:full-path="Pictures/1000000000000149000000606BCEDE78AA42D9D6.png" manifest:media-type="image/png"/>
  <manifest:file-entry manifest:full-path="Pictures/10000000000000F1000000E0ADB978139A35B2E5.png" manifest:media-type="image/png"/>
  <manifest:file-entry manifest:full-path="Pictures/100000000000034C0000016B34AC9B426246A407.png" manifest:media-type="image/png"/>
  <manifest:file-entry manifest:full-path="Pictures/100000000000035700000125B500E5E0DF7736AC.png" manifest:media-type="image/png"/>
  <manifest:file-entry manifest:full-path="Pictures/10000000000001970000006B0B56341E5DC0350A.png" manifest:media-type="image/png"/>
  <manifest:file-entry manifest:full-path="Pictures/10000000000003440000015311299131786EE2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43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04cm" fo:min-width="2.676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75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96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2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402cm" svg:x="1.001cm" svg:y="0.995cm">
          <draw:image xlink:href="Pictures/10000000000003440000015311299131786EE23C.png" xlink:type="simple" xlink:show="embed" xlink:actuate="onLoad" draw:mime-type="image/png">
            <text:p/>
          </draw:image>
        </draw:frame>
        <draw:frame draw:style-name="gr1" draw:text-style-name="P2" draw:layer="layout" svg:width="19.589cm" svg:height="6.712cm" svg:x="1cm" svg:y="6.353cm">
          <draw:image xlink:href="Pictures/100000000000035700000125B500E5E0DF7736AC.png" xlink:type="simple" xlink:show="embed" xlink:actuate="onLoad" draw:mime-type="image/png">
            <text:p/>
          </draw:image>
        </draw:frame>
        <draw:frame draw:style-name="gr2" draw:text-style-name="P1" draw:layer="layout" svg:width="19.589cm" svg:height="4.613cm" svg:x="1.001cm" svg:y="13.213cm">
          <draw:image xlink:href="Pictures/100000000000034C0000016B34AC9B426246A407.png" xlink:type="simple" xlink:show="embed" xlink:actuate="onLoad" draw:mime-type="image/png">
            <text:p/>
          </draw:image>
        </draw:frame>
        <draw:custom-shape draw:style-name="gr3" draw:text-style-name="P3" draw:layer="layout" svg:width="3.175cm" svg:height="0.953cm" svg:x="2.587cm" svg:y="14.017cm">
          <text:p/>
          <draw:enhanced-geometry svg:viewBox="0 0 21600 21600" draw:glue-points="10800 0 0 10800 10800 21600 21600 10800 ?f40 ?f41" draw:text-areas="0 0 21600 21600" draw:type="rectangular-callout" draw:modifiers="6209.31989924433 34415.0943396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4" draw:layer="layout" svg:width="3.492cm" svg:height="1.115cm" svg:x="2.588cm" svg:y="13.897cm">
          <draw:text-box>
            <text:p><text:span text:style-name="T1">571 A.D</text:span></text:p>
            <text:p><text:span text:style-name="T1">12 rabi ul awal</text:span></text:p>
          </draw:text-box>
        </draw:frame>
        <draw:frame draw:style-name="gr5" draw:text-style-name="P1" draw:layer="layout" svg:width="4.445cm" svg:height="1.904cm" svg:x="16.145cm" svg:y="17.51cm">
          <draw:image xlink:href="Pictures/10000000000000F1000000E0ADB978139A35B2E5.png" xlink:type="simple" xlink:show="embed" xlink:actuate="onLoad" draw:mime-type="image/png">
            <text:p/>
          </draw:image>
        </draw:frame>
        <draw:frame draw:style-name="gr6" draw:text-style-name="P1" draw:layer="layout" svg:width="19.589cm" svg:height="4.128cm" svg:x="1.635cm" svg:y="19.519cm">
          <draw:image xlink:href="Pictures/100000000000034C0000016B34AC9B426246A407.png" xlink:type="simple" xlink:show="embed" xlink:actuate="onLoad" draw:mime-type="image/png">
            <text:p/>
          </draw:image>
        </draw:frame>
        <draw:frame draw:style-name="gr7" draw:text-style-name="P1" draw:layer="layout" svg:width="4.445cm" svg:height="1.587cm" svg:x="3.222cm" svg:y="18.145cm">
          <draw:image xlink:href="Pictures/10000000000000F1000000E0ADB978139A35B2E5.png" xlink:type="simple" xlink:show="embed" xlink:actuate="onLoad" draw:mime-type="image/png">
            <text:p/>
          </draw:image>
        </draw:frame>
        <draw:frame draw:style-name="gr1" draw:text-style-name="P1" draw:layer="layout" svg:width="2.857cm" svg:height="0.902cm" svg:x="12.43cm" svg:y="16.608cm">
          <draw:image xlink:href="Pictures/10000000000001970000006B0B56341E5DC0350A.png" xlink:type="simple" xlink:show="embed" xlink:actuate="onLoad" draw:mime-type="image/png">
            <text:p/>
          </draw:image>
        </draw:frame>
        <draw:frame draw:style-name="gr1" draw:text-style-name="P1" draw:layer="layout" svg:width="3.264cm" svg:height="0.952cm" svg:x="15.198cm" svg:y="16.557cm">
          <draw:image xlink:href="Pictures/1000000000000149000000606BCEDE78AA42D9D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7.915cm" svg:x="1.001cm" svg:y="1.022cm">
          <draw:image xlink:href="Pictures/100000000000033D0000014F0C2C885B3BDA6F75.png" xlink:type="simple" xlink:show="embed" xlink:actuate="onLoad" draw:mime-type="image/png">
            <text:p/>
          </draw:image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5T16:58:31.669575150</meta:creation-date>
    <dc:date>2021-02-05T18:02:38.083463668</dc:date>
    <meta:editing-duration>PT21M37S</meta:editing-duration>
    <meta:editing-cycles>5</meta:editing-cycles>
    <meta:generator>LibreOffice/7.1.0.3$Linux_X86_64 LibreOffice_project/10$Build-3</meta:generator>
    <meta:document-statistic meta:object-count="11"/>
  </office:meta>
</office:document-meta>
</file>